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06ec3" officeooo:paragraph-rsid="00006e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normal" officeooo:rsid="00006ec3" officeooo:paragraph-rsid="00006ec3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6ec3" officeooo:paragraph-rsid="00006ec3" style:font-weight-asian="normal" style:font-weight-complex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06ec3" officeooo:paragraph-rsid="00006ec3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06ec3" officeooo:paragraph-rsid="00006ec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8</text:p>
      <text:p text:style-name="P1"/>
      <text:p text:style-name="P1">Задания:</text:p>
      <text:p text:style-name="P3">1. Дана квадратная матрица A порядка M (M — нечетное число). Начиная с элемента A1,1 и перемещаясь против часовой стрелки, вывести все</text:p>
      <text:p text:style-name="P4">ее элементы по спирали: первый столбец, последняя строка, последний столбец в обратном порядке, первая строка в обратном порядке, оставшиеся элементы второго столбца и т. д.; последним выводится центральный элемент матрицы.</text:p>
      <text:p text:style-name="P4">2. Дана матрица размера M × N и целое число K (1 ≤ K ≤ M). Найти сумму и произведение элементов K-й строки данной матрицы.</text:p>
      <text:p text:style-name="P4">3. Дана матрица размера M × N. Найти номер ее столбца с наименьшим произведением элементов и вывести данный номер, а также значение наименьшего произведения.</text:p>
      <text:p text:style-name="P4">4. Дана матрица размера M × N. В каждом ее столбце найти количество элементов, больших среднего арифметического всех элементов этого столбца</text:p>
      <text:p text:style-name="P4">5. Дана целочисленная матрица размера M × N. Найти номер первого из ее столбцов, содержащих только нечетные числа. Если таких столбцов нет, то вывести 0.</text:p>
      <text:p text:style-name="P6">№1</text:p>
      <text:p text:style-name="P5"/>
      <text:p text:style-name="P5">#include &lt;iostream&gt;<text:line-break/>#include &lt;locale.h&gt;<text:line-break/><text:line-break/></text:p>
      <text:p text:style-name="P5">using namespace std;</text:p>
      <text:p text:style-name="P5"><text:line-break/><text:line-break/>int main()<text:line-break/>{</text:p>
      <text:p text:style-name="P5"><text:tab/>int M;<text:line-break/><text:tab/>setlocale(LC_ALL, "Russian");</text:p>
      <text:p text:style-name="P5"><text:soft-page-break/><text:line-break/></text:p>
      <text:p text:style-name="P5"><text:tab/>cout &lt;&lt; "Размер матрицы М: ";<text:line-break/></text:p>
      <text:p text:style-name="P5"><text:tab/>cin &gt;&gt; M ;<text:line-break/><text:line-break/></text:p>
      <text:p text:style-name="P5"><text:tab/>int** A = new int* [M];<text:line-break/></text:p>
      <text:p text:style-name="P5"><text:tab/>for (int i = 0; i &lt; M; i++) {<text:line-break/></text:p>
      <text:p text:style-name="P5"><text:tab/><text:tab/>A[i] = new int[M];<text:line-break/></text:p>
      <text:p text:style-name="P5"><text:tab/>}<text:line-break/><text:tab/>cout &lt;&lt; "Введите элементы матрицы: "&lt;&lt;endl;<text:line-break/><text:tab/>for (int i = 0; i &lt; M; i++)<text:line-break/><text:tab/><text:tab/>for (int j = 0; j &lt; M; j++)<text:line-break/><text:tab/><text:tab/><text:tab/>cin &gt;&gt; A[i][j];<text:line-break/><text:line-break/><text:tab/>for (int i = 0; i &lt; M-1; i++) {<text:line-break/><text:tab/><text:tab/>for (int j = i; j &lt;( M - i ); j++)<text:line-break/><text:tab/><text:tab/><text:tab/>cout &lt;&lt; A[j][i]&lt;&lt;' ';<text:line-break/><text:tab/><text:tab/>for (int j = i + 1; j &lt; (M - i); j++)<text:line-break/><text:tab/><text:tab/><text:tab/>cout &lt;&lt; A[M - (i+1)][j]&lt;&lt;' ';<text:line-break/><text:tab/><text:tab/>for (int j = M-(i+2); j &gt;= <text:s/>i; j--)<text:line-break/><text:tab/><text:tab/><text:tab/>cout &lt;&lt; A[j][M-(i+1)] &lt;&lt; ' ';<text:line-break/><text:tab/><text:tab/>for (int j = M - (i + 2); j &gt;= i+1; j--)<text:line-break/><text:tab/><text:tab/><text:tab/>cout &lt;&lt; A[i][j] &lt;&lt; ' ';<text:line-break/><text:line-break/><text:tab/>}<text:line-break/><text:tab/><text:tab/><text:line-break/></text:p>
      <text:p text:style-name="P5"><text:soft-page-break/><text:tab/>return 0;</text:p>
      <text:p text:style-name="P5"><text:line-break/>}<text:line-break/><text:line-break/></text:p>
      <text:p text:style-name="P5"><text:line-break/></text:p>
      <text:p text:style-name="P6">№2</text:p>
      <text:p text:style-name="P5"><text:line-break/>лаб 18</text:p>
      <text:p text:style-name="P5"/>
      <text:p text:style-name="P5">№2</text:p>
      <text:p text:style-name="P5"/>
      <text:p text:style-name="P5"/>
      <text:p text:style-name="P5">#include &lt;iostream&gt;<text:line-break/><text:line-break/></text:p>
      <text:p text:style-name="P5">using namespace std;</text:p>
      <text:p text:style-name="P5"><text:line-break/><text:line-break/>int main()<text:line-break/>{ </text:p>
      <text:p text:style-name="P5">int M,N, i, j,K,s=0,p=1;<text:line-break/></text:p>
      <text:p text:style-name="P5">cout &lt;&lt; "Размер матрицы М*N: ";<text:line-break/></text:p>
      <text:p text:style-name="P5">cin &gt;&gt; M&gt;&gt;N;<text:line-break/><text:line-break/> <text:s text:c="2"/></text:p>
      <text:p text:style-name="P5"><text:soft-page-break/><text:s/>int**A = new int*[M];<text:line-break/> <text:s text:c="7"/></text:p>
      <text:p text:style-name="P5">for (int i = 0; i &lt; M; i++) {<text:line-break/> <text:s text:c="8"/></text:p>
      <text:p text:style-name="P5">A[i] = new int[N];<text:line-break/> <text:s text:c="4"/></text:p>
      <text:p text:style-name="P5">} <text:line-break/> <text:s text:c="4"/><text:line-break/> <text:s text:c="4"/><text:line-break/> <text:s text:c="4"/></text:p>
      <text:p text:style-name="P5"><text:s/>for (i = 0; i &lt; M; i++) {<text:line-break/> <text:s text:c="7"/></text:p>
      <text:p text:style-name="P5">for (j = 0; j &lt; N; j++) <text:line-break/> <text:s text:c="7"/></text:p>
      <text:p text:style-name="P5">cin &gt;&gt; A[i][j];<text:line-break/> <text:s text:c="4"/>}<text:line-break/> <text:s text:c="3"/><text:line-break/> <text:s text:c="3"/></text:p>
      <text:p text:style-name="P5">cout&lt;&lt;"Введите чмсло K: ";<text:line-break/> <text:s text:c="3"/></text:p>
      <text:p text:style-name="P5">cin&gt;&gt;K;<text:line-break/> <text:s text:c="2"/></text:p>
      <text:p text:style-name="P5"><text:s/>for (i = K; i &lt;=K; i++) {<text:line-break/> <text:s text:c="3"/></text:p>
      <text:p text:style-name="P5">for (j = 0; j&lt;N;j++){<text:line-break/> <text:s text:c="5"/></text:p>
      <text:p text:style-name="P5">s=s+A[i][j];<text:line-break/> <text:s text:c="4"/></text:p>
      <text:p text:style-name="P5"><text:soft-page-break/><text:s/>p=p*A[i][j];<text:line-break/> <text:s text:c="7"/><text:line-break/> <text:s text:c="3"/></text:p>
      <text:p text:style-name="P5">}<text:line-break/> <text:s text:c="3"/></text:p>
      <text:p text:style-name="P5">}<text:line-break/> <text:s text:c="5"/><text:line-break/> </text:p>
      <text:p text:style-name="P5">cout&lt;&lt;"Сумма: "&lt;&lt;s&lt;&lt;" Произведение: "&lt;&lt;p;<text:line-break/> <text:s text:c="4"/><text:line-break/> <text:s text:c="3"/><text:line-break/><text:line-break/> <text:s text:c="3"/></text:p>
      <text:p text:style-name="P5">return 0;</text:p>
      <text:p text:style-name="P5"><text:line-break/>}<text:line-break/></text:p>
      <text:p text:style-name="P6">№3</text:p>
      <text:p text:style-name="P5"/>
      <text:p text:style-name="P5">#include &lt;iostream&gt;<text:line-break/>#include &lt;locale.h&gt;<text:line-break/><text:line-break/></text:p>
      <text:p text:style-name="P5">using namespace std;</text:p>
      <text:p text:style-name="P5"><text:line-break/><text:line-break/>int main()<text:line-break/>{</text:p>
      <text:p text:style-name="P5"><text:tab/>int M,N,min=INT_MAX,p=1,min_j;<text:line-break/><text:tab/>setlocale(LC_ALL, "Russian");</text:p>
      <text:p text:style-name="P5"><text:soft-page-break/><text:line-break/></text:p>
      <text:p text:style-name="P5"><text:tab/>cout &lt;&lt; "Размер матрицы М*N: ";<text:line-break/></text:p>
      <text:p text:style-name="P5"><text:tab/>cin &gt;&gt; M&gt;&gt;N;<text:line-break/><text:line-break/></text:p>
      <text:p text:style-name="P5"><text:tab/>int** A = new int* [M];<text:line-break/></text:p>
      <text:p text:style-name="P5"><text:tab/>for (int i = 0; i &lt; M; i++) {<text:line-break/></text:p>
      <text:p text:style-name="P5"><text:tab/><text:tab/>A[i] = new int[N];<text:line-break/></text:p>
      <text:p text:style-name="P5"><text:tab/>}<text:line-break/><text:tab/>cout &lt;&lt; "Введите элементы матрицы: " &lt;&lt; endl;<text:line-break/><text:tab/>for (int i = 0; i &lt; M; i++)<text:line-break/><text:tab/><text:tab/>for (int j = 0; j &lt; N; j++)<text:line-break/><text:tab/><text:tab/><text:tab/>cin &gt;&gt; A[i][j];<text:line-break/><text:tab/><text:line-break/><text:tab/>for (int j = 0; j &lt; N; j++){<text:line-break/><text:tab/><text:tab/>for (int i = 0; i &lt; M; i++)<text:line-break/><text:tab/><text:tab/><text:tab/>p *= A[i][j];<text:line-break/><text:tab/><text:tab/>if (p &lt; min) {<text:line-break/><text:tab/><text:tab/><text:tab/>min = p;<text:line-break/><text:tab/><text:tab/><text:tab/>min_j = j;<text:line-break/><text:tab/><text:tab/>}<text:line-break/><text:tab/><text:tab/>p = 1;<text:line-break/><text:line-break/><text:tab/>}<text:line-break/><text:tab/>cout &lt;&lt; "Номер столбца и минимальное проиведение: " &lt;&lt; min_j &lt;&lt; ' ' &lt;&lt; min;<text:line-break/></text:p>
      <text:p text:style-name="P5"><text:soft-page-break/><text:tab/>return 0;</text:p>
      <text:p text:style-name="P5"><text:line-break/>}<text:line-break/><text:line-break/></text:p>
      <text:p text:style-name="P6">№4</text:p>
      <text:p text:style-name="P5"/>
      <text:p text:style-name="P5">#include &lt;iostream&gt;<text:line-break/>#include &lt;locale.h&gt;<text:line-break/><text:line-break/></text:p>
      <text:p text:style-name="P5">using namespace std;</text:p>
      <text:p text:style-name="P5"><text:line-break/><text:line-break/>int main()<text:line-break/>{</text:p>
      <text:p text:style-name="P5"><text:tab/>int M, N, s = 0,k=0;<text:line-break/><text:tab/>float sr_ar;<text:line-break/><text:tab/>setlocale(LC_ALL, "Russian");</text:p>
      <text:p text:style-name="P5"><text:line-break/></text:p>
      <text:p text:style-name="P5"><text:tab/>cout &lt;&lt; "Размер матрицы М*N: ";<text:line-break/></text:p>
      <text:p text:style-name="P5"><text:tab/>cin &gt;&gt; M &gt;&gt; N;<text:line-break/><text:line-break/></text:p>
      <text:p text:style-name="P5"><text:tab/>int** A = new int* [M];<text:line-break/></text:p>
      <text:p text:style-name="P5"><text:tab/>for (int i = 0; i &lt; M; i++) {<text:line-break/></text:p>
      <text:p text:style-name="P5"><text:soft-page-break/><text:tab/><text:tab/>A[i] = new int[N];<text:line-break/></text:p>
      <text:p text:style-name="P5"><text:tab/>}<text:line-break/><text:tab/>cout &lt;&lt; "Введите элементы матрицы: " &lt;&lt; endl;<text:line-break/><text:tab/>for (int i = 0; i &lt; M; i++)<text:line-break/><text:tab/><text:tab/>for (int j = 0; j &lt; N; j++)<text:line-break/><text:tab/><text:tab/><text:tab/>cin &gt;&gt; A[i][j];<text:line-break/><text:line-break/><text:tab/>for (int j = 0; j &lt; N; j++) {<text:line-break/><text:tab/><text:tab/>s = 0;<text:line-break/><text:tab/><text:tab/>for (int i = 0; i &lt; M; i++)<text:line-break/><text:tab/><text:tab/><text:tab/>s+=A[i][j];<text:line-break/><text:line-break/><text:tab/><text:tab/>k = 0;<text:line-break/><text:tab/><text:tab/>sr_ar = float(s) / M;<text:line-break/><text:tab/><text:tab/>for (int i = 0; i &lt; M; i++)<text:line-break/><text:tab/><text:tab/><text:tab/>if (A[i][j] &gt; sr_ar)<text:line-break/><text:tab/><text:tab/><text:tab/><text:tab/>k++;<text:line-break/><text:tab/><text:tab/>cout &lt;&lt; "Ср.арифметическое " &lt;&lt; j+1 &lt;&lt; " столбца: " &lt;&lt; sr_ar &lt;&lt;endl<text:line-break/><text:tab/><text:tab/><text:tab/> &lt;&lt; "Кол-во эл-в &gt; " &lt;&lt; sr_ar &lt;&lt; " = " &lt;&lt; k&lt;&lt;endl;<text:line-break/><text:tab/><text:tab/><text:line-break/><text:tab/>}<text:line-break/><text:line-break/><text:line-break/><text:tab/><text:line-break/></text:p>
      <text:p text:style-name="P5"><text:tab/>return 0;</text:p>
      <text:p text:style-name="P5"><text:line-break/>}</text:p>
      <text:p text:style-name="P6">№5</text:p>
      <text:p text:style-name="P5"/>
      <text:p text:style-name="P5">#include &lt;iostream&gt;<text:line-break/>#include &lt;locale.h&gt;<text:line-break/><text:soft-page-break/><text:line-break/></text:p>
      <text:p text:style-name="P5">using namespace std;</text:p>
      <text:p text:style-name="P5"><text:line-break/><text:line-break/>int main()<text:line-break/>{</text:p>
      <text:p text:style-name="P5"><text:tab/>int M, N, s = 0, k = 0;<text:line-break/><text:tab/>float sr_ar;<text:line-break/><text:tab/>setlocale(LC_ALL, "Russian");</text:p>
      <text:p text:style-name="P5"><text:line-break/></text:p>
      <text:p text:style-name="P5"><text:tab/>cout &lt;&lt; "Размер матрицы М*N: ";<text:line-break/></text:p>
      <text:p text:style-name="P5"><text:tab/>cin &gt;&gt; M &gt;&gt; N;<text:line-break/><text:line-break/></text:p>
      <text:p text:style-name="P5"><text:tab/>int** A = new int* [M];<text:line-break/></text:p>
      <text:p text:style-name="P5"><text:tab/>for (int i = 0; i &lt; M; i++) {<text:line-break/></text:p>
      <text:p text:style-name="P5"><text:tab/><text:tab/>A[i] = new int[N];<text:line-break/></text:p>
      <text:p text:style-name="P5"><text:tab/>}<text:line-break/><text:tab/>cout &lt;&lt; "Введите элементы матрицы: " &lt;&lt; endl;<text:line-break/><text:tab/>for (int i = 0; i &lt; M; i++)<text:line-break/><text:tab/><text:tab/>for (int j = 0; j &lt; N; j++)<text:line-break/><text:tab/><text:tab/><text:tab/>cin &gt;&gt; A[i][j];<text:line-break/><text:line-break/><text:tab/>for (int j = 0; j &lt; N; j++) {<text:line-break/><text:tab/><text:tab/>for (int i = 0; i &lt; M; i++)<text:line-break/><text:soft-page-break/><text:tab/><text:tab/><text:tab/>if (A[i][j] % 2 == 0)<text:line-break/><text:tab/><text:tab/><text:tab/><text:tab/>break;<text:line-break/><text:tab/><text:tab/><text:tab/>else<text:line-break/><text:tab/><text:tab/><text:tab/><text:tab/>k++;<text:line-break/><text:tab/><text:tab/>if (k == M) {<text:line-break/><text:tab/><text:tab/><text:tab/>cout &lt;&lt; "Номер столбца: " &lt;&lt; j+1;<text:line-break/><text:tab/><text:tab/><text:tab/>break;<text:line-break/><text:tab/><text:tab/>}<text:line-break/><text:line-break/><text:tab/><text:tab/><text:line-break/><text:line-break/><text:tab/>}<text:line-break/><text:line-break/><text:line-break/><text:line-break/></text:p>
      <text:p text:style-name="P5"><text:tab/>return 0;</text:p>
      <text:p text:style-name="P5"><text:line-break/>}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5:36:10.615000000</dc:date>
    <meta:editing-duration>PT2M9S</meta:editing-duration>
    <meta:editing-cycles>1</meta:editing-cycles>
    <meta:document-statistic meta:table-count="0" meta:image-count="0" meta:object-count="0" meta:page-count="10" meta:paragraph-count="92" meta:word-count="819" meta:character-count="4200" meta:non-whitespace-character-count="3048"/>
  </office:meta>
</office:document-meta>
</file>